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17.761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2.852cm"/>
    </style:style>
    <style:style style:name="co15" style:family="table-column">
      <style:table-column-properties fo:break-before="auto" style:column-width="2.798cm"/>
    </style:style>
    <style:style style:name="co16" style:family="table-column">
      <style:table-column-properties fo:break-before="auto" style:column-width="0.196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2" style:family="table" style:master-page-name="PageStyle_5f_CuentaCt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GalenHos" style:data-style-name="N2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GalenHos" style:data-style-name="N232"/>
    <style:style style:name="ce26" style:family="table-cell" style:parent-style-name="Normal_5f_GalenHos" style:data-style-name="N23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diagonal-bl-tr="none" style:diagonal-tl-br="none" fo:border="0.035cm solid #000000" style:rotation-align="non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uentaCte" table:style-name="ta3" table:print-ranges="CuentaCte.A1:CuentaCte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9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4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CuentaCte1" table:style-name="ta2" table:print-ranges="CuentaCte1.A1:CuentaCte1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5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CuentaCte.$A$1" table:cell-range-address="$CuentaCte1.$A$1:.$R$328" table:range-usable-as="print-range"/>
          <table:named-range table:name="Excel_BuiltIn_Print_Titles" table:base-cell-address="$CuentaCte.$A$1" table:cell-range-address="$CuentaCte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number-style style:name="N236">
      <number:number number:decimal-places="4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09cm" fo:margin-right="0.46cm" style:first-page-number="continue" style:scale-to="49%" style:writing-mode="lr-tb"/>
      <style:header-style>
        <style:header-footer-properties fo:min-height="0.76cm" fo:margin-left="1.49cm" fo:margin-right="1.439cm" fo:margin-bottom="0.4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406cm" fo:margin-right="0.457cm" style:first-page-number="continue" style:scale-to="49%" style:writing-mode="lr-tb"/>
      <style:header-style>
        <style:header-footer-properties fo:min-height="0.751cm" fo:margin-left="1.494cm" fo:margin-right="1.443cm" fo:margin-bottom="0.395cm"/>
      </style:header-style>
      <style:footer-style>
        <style:header-footer-properties fo:min-height="0.751cm" fo:margin-left="1.494cm" fo:margin-right="1.443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5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Cte" style:display-name="PageStyle_CuentaC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creator>SisGalenPlus </dc:creator>
    <dc:date>2014-06-11T12:51:21.56</dc:date>
    <meta:print-date>2009-11-02T16:23:32</meta:print-date>
    <meta:generator>OpenOffice/4.0.0$Win32 OpenOffice.org_project/400m3$Build-9702</meta:generator>
    <meta:editing-duration>PT3M48S</meta:editing-duration>
    <meta:editing-cycles>2</meta:editing-cycles>
    <meta:document-statistic meta:table-count="2" meta:cell-count="46" meta:object-count="0"/>
  </office:meta>
</office:document-meta>
</file>